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33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8.412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8.647cm"/>
    </style:style>
    <style:style style:name="co10" style:family="table-column">
      <style:table-column-properties fo:break-before="auto" style:column-width="7.925cm"/>
    </style:style>
    <style:style style:name="co11" style:family="table-column">
      <style:table-column-properties fo:break-before="auto" style:column-width="1.344cm"/>
    </style:style>
    <style:style style:name="co12" style:family="table-column">
      <style:table-column-properties fo:break-before="auto" style:column-width="9.962cm"/>
    </style:style>
    <style:style style:name="co13" style:family="table-column">
      <style:table-column-properties fo:break-before="auto" style:column-width="4.018cm"/>
    </style:style>
    <style:style style:name="co14" style:family="table-column">
      <style:table-column-properties fo:break-before="auto" style:column-width="2.589cm"/>
    </style:style>
    <style:style style:name="co15" style:family="table-column">
      <style:table-column-properties fo:break-before="auto" style:column-width="5.59cm"/>
    </style:style>
    <style:style style:name="co16" style:family="table-column">
      <style:table-column-properties fo:break-before="auto" style:column-width="7.202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7.902cm"/>
    </style:style>
    <style:style style:name="co19" style:family="table-column">
      <style:table-column-properties fo:break-before="auto" style:column-width="2.822cm"/>
    </style:style>
    <style:style style:name="co20" style:family="table-column">
      <style:table-column-properties fo:break-before="auto" style:column-width="2.949cm"/>
    </style:style>
    <style:style style:name="co21" style:family="table-column">
      <style:table-column-properties fo:break-before="auto" style:column-width="5.602cm"/>
    </style:style>
    <style:style style:name="co22" style:family="table-column">
      <style:table-column-properties fo:break-before="auto" style:column-width="9.686cm"/>
    </style:style>
    <style:style style:name="co23" style:family="table-column">
      <style:table-column-properties fo:break-before="auto" style:column-width="6.884cm"/>
    </style:style>
    <style:style style:name="co24" style:family="table-column">
      <style:table-column-properties fo:break-before="auto" style:column-width="7.31cm"/>
    </style:style>
    <style:style style:name="co25" style:family="table-column">
      <style:table-column-properties fo:break-before="auto" style:column-width="7.564cm"/>
    </style:style>
    <style:style style:name="co26" style:family="table-column">
      <style:table-column-properties fo:break-before="auto" style:column-width="6.6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8.107cm"/>
    </style:style>
    <style:style style:name="co30" style:family="table-column">
      <style:table-column-properties fo:break-before="auto" style:column-width="5.221cm"/>
    </style:style>
    <style:style style:name="co31" style:family="table-column">
      <style:table-column-properties fo:break-before="auto" style:column-width="3.586cm"/>
    </style:style>
    <style:style style:name="co32" style:family="table-column">
      <style:table-column-properties fo:break-before="auto" style:column-width="6.706cm"/>
    </style:style>
    <style:style style:name="co33" style:family="table-column">
      <style:table-column-properties fo:break-before="auto" style:column-width="4.329cm"/>
    </style:style>
    <style:style style:name="co34" style:family="table-column">
      <style:table-column-properties fo:break-before="auto" style:column-width="2.545cm"/>
    </style:style>
    <style:style style:name="co35" style:family="table-column">
      <style:table-column-properties fo:break-before="auto" style:column-width="3.332cm"/>
    </style:style>
    <style:style style:name="co36" style:family="table-column">
      <style:table-column-properties fo:break-before="auto" style:column-width="5.581cm"/>
    </style:style>
    <style:style style:name="co37" style:family="table-column">
      <style:table-column-properties fo:break-before="auto" style:column-width="3.438cm"/>
    </style:style>
    <style:style style:name="co38" style:family="table-column">
      <style:table-column-properties fo:break-before="auto" style:column-width="2.566cm"/>
    </style:style>
    <style:style style:name="co39" style:family="table-column">
      <style:table-column-properties fo:break-before="auto" style:column-width="4.944cm"/>
    </style:style>
    <style:style style:name="co40" style:family="table-column">
      <style:table-column-properties fo:break-before="auto" style:column-width="2.674cm"/>
    </style:style>
    <style:style style:name="co41" style:family="table-column">
      <style:table-column-properties fo:break-before="auto" style:column-width="4.011cm"/>
    </style:style>
    <style:style style:name="co42" style:family="table-column">
      <style:table-column-properties fo:break-before="auto" style:column-width="2.482cm"/>
    </style:style>
    <style:style style:name="co43" style:family="table-column">
      <style:table-column-properties fo:break-before="auto" style:column-width="3.926cm"/>
    </style:style>
    <style:style style:name="co44" style:family="table-column">
      <style:table-column-properties fo:break-before="auto" style:column-width="4.433cm"/>
    </style:style>
    <style:style style:name="co45" style:family="table-column">
      <style:table-column-properties fo:break-before="auto" style:column-width="6.32cm"/>
    </style:style>
    <style:style style:name="co46" style:family="table-column">
      <style:table-column-properties fo:break-before="auto" style:column-width="4.103cm"/>
    </style:style>
    <style:style style:name="co47" style:family="table-column">
      <style:table-column-properties fo:break-before="auto" style:column-width="2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m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Transformation de la matière 3 et Infochimi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Transformation de la matière 3 et Infochimi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Métiers de l'enseignement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écialité Métiers de l'enseig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Métiers de l'enseignement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écialité Métiers de l'enseig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4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tranversales obligato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Métiers de l'enseignement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tranversales obligato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</text:p>
          </table:table-cell>
          <table:table-cell office:value-type="string" calcext:value-type="string">
            <text:p>SEMESTRE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 Métiers de l'enseignement</text:p>
          </table:table-cell>
          <table:table-cell office:value-type="string" calcext:value-type="string">
            <text:p>SEMESTRE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</table:table>
      <table:table table:name="Informat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itecture des ordinateur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mineure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Système d'exploitation et Linux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Pytho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jet HTML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age C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gèbre 2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TCP/IP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age C avanc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nées du we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angage Java <text:s/>et POO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ation et test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écurité informat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aux probabilités et 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web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Analyse de donné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de <text:s/>données et visualis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éorie des langag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nie logiciel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us stocha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ogiques, vérification et complexité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ministration des systèmes et déploiements rés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mobil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web serveu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thématique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étique et cryptograph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étique et cryptograph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Métiers de l'enseignement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couverte <text:s/>métiers de l'enseignement 1 (1er degré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Métiers de l'enseignement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s le projet professionnel 1 <text:s/>(1er degré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Prof.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égration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upes 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s 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emestr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 et algèbre appliqué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babilité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complex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numér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égration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upes 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s 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 Métiers de l'enseignement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nalyse et algèbre appliqué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babilité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complex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numér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IAS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incipes généraux de l'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tils mathématiques pour l'économie et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1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roduction à la micro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roduction à la macro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 Pytho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2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Microéconomi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roéconomie fermé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3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 de donnée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algèbre bilinéaire)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économie ouver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ion professionnelle et techniques de communicatio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économie dynamiqu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erce international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Économie monétaire internati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se de donnée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Microéconomie approfond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Économétr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Économie publiqu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éorie des jeux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es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hysique" table:style-name="ta1">
        <table:table-column table:style-name="co9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1</text:p>
          </table:table-cell>
          <table:table-cell office:value-type="string" calcext:value-type="string">
            <text:p>SEMESTRE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ils mathématiques pour l'économie et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ncipes de base de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1</text:p>
          </table:table-cell>
          <table:table-cell office:value-type="string" calcext:value-type="string">
            <text:p>SEMESTRE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1 : mécanique du point maté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1 : transferts thermiqu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nforcement: mathématiques pour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mineure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2</text:p>
          </table:table-cell>
          <table:table-cell office:value-type="string" calcext:value-type="string">
            <text:p>SEMESTRE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1 : électrostatique et magnétostat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rcuits et systèmes électroniques : fondamen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1 : Pytho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2 : analys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2 : cinématique et cinétique du solid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3 : dynamique du solid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4 : bases de mécanique des fluid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2</text:p>
          </table:table-cell>
          <table:table-cell office:value-type="string" calcext:value-type="string">
            <text:p>SEMESTRE 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2 : ondes électromagné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moderne : lasers et fibres op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<text:s/>2 : thermodynamique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3 : théorie cinétique des gaz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4 : therm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3</text:p>
          </table:table-cell>
          <table:table-cell office:value-type="string" calcext:value-type="string">
            <text:p>SEMESTRE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3 : équation de Maxwell dans la matiè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nique analogique 1 : <text:s/>fonctions linéair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3 : traitement du signa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4 : tenseur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5: mécanique des milieux continu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6 : résistance des matéri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7 : mécanique des fluides newtonie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3</text:p>
          </table:table-cell>
          <table:table-cell office:value-type="string" calcext:value-type="string">
            <text:p>SEMESTRE 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5 : diffrac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6 : interfér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7 : chaine d'acquisition de donné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</table:table>
      <table:table table:name="SPI" table:style-name="ta1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Sciences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1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1†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Sciences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2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2†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essionnalisation prise <text:s/>de notes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Sciences 3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3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3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3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Sciences 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4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4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Sciences 5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5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ciences 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IS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ciences de la Terr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chronolog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tograph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cipes de base de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ologie 2 : géodynam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rmodynamique 1 : transferts thermiqu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éo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Géologie 3 : géomorphologie et sédiment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actérisation des sol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canique des sols et des roch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tographie géolog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de l'environ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ologie 4 : pétrologie et structural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physique 1 : ondes géo-électromagnétiques et sismiqu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logie de terrain 1 : initi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appliquées aux géosci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sources naturell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Hydrogéologie et hydr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mat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mation en géosci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logie de terrain 2 : stag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Géologie de terrain 3 : projets cartographi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ingénier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physique 2 : sismologie et gravimétr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logie régi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can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ciences de la vie" table:style-name="ta1">
        <table:table-column table:style-name="co10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 †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 †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logie animale et <text:s/>végétale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chronologie: Histoire de la Ter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nétique formelle et moléculaire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ologie cellulaire †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duction à l'écologie: organisation et fonctionnement de la biosphère †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pour l'expériment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d'étude et professionnel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 <text:s/>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 <text:s/>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logie animale et <text:s/>végétale <text:s/>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nétique formelle et moléculaire <text:s/>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roduction à l'écologie: organisation et fonctionnement de la biosphèr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veloppement et nutri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volution et reproduc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veloppement et nutri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organique pour les SV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volution et reproduc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organique pour les SV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Prof.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 LAS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vaux d'études et de recherche (TER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biologie : écologie microbien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 LAS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Écologie des populations et des communauté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ènes et éth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végétaux dans leur milieu et leurs utilisati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urobi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zym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of Agronomie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rof Agronomie L3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ise à niveau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ge immersion <text:s/>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individuelle et collectiv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niques, conseils, enquêtes et interview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gnostic entreprise agricol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dre législatif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gnostic territoir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glais remise à niveau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professionne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rof Agronomie L3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Enjeux environnementaux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tiques agricoles et démarche qualité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jet tuteuré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ge : mémoire de fin d'études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ncipes généraux de l’économ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sociolog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s appliquées (Rappels) 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ompagnement et méthodologie universita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(distanciel 100%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Droit constitutionnel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macroéconom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ptabilité général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thodes quantitatives (Statistiques)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t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générale (distantiel 10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Droit des obligation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monéta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es quantitatives (maths)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iologie (politique)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tabilité de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jet professionnel étudiant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(distanc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at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Droit des affair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ance d'entrepri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 l'éduca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es quantitatives (Proba)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és financier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ion professionnelle et techniques d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stème d'information et bases de donnée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Droit administratif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issance et développement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cul économique et théorie des jeux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tistiques appliqué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 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ils numériques, valorisation et insertion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ministration Economique et Sociale (AES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Droit du travai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et finance internation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e la pensée économ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sources naturelles et environnemen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es d'enquêt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ils numériques, valorisation et insertion professionnel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 anticipé ou 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ES LA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ncipes généraux de l’économ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sociolog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s appliquées (Rappels) 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Santé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ompagnement et méthodologie universita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(distanciel 100%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versale Santé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Droit constitutionnel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macroéconom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ptabilité général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thodes quantitatives (Statistiques)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Santé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Santé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sversale Santé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Droit des obligation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monéta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es quantitatives (maths)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iologie (politique)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tabilité de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jet professionnel étudiant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(distanc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at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Droit des affair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ance d'entrepri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 l'éduca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es quantitatives (Proba)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és financier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Santé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Santé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(distanc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stème d'information et bases de donnée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Droit administratif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issance et développement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cul économique et théorie des jeux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tistiques appliqué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Santé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 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at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versale Santé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ES Licence Accès Santé (LAS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Droit du travai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et finance internation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e la pensée économ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sources naturelles et environnemen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es d'enquêt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Santé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Santé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sversale Santé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co Ges" table:style-name="ta1"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Principes généraux de l'économie - COR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incipes généraux de la gestion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ompagnement et méthodologie universita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(distanciel 10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Comptabilité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macroéconom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roduction à la microéconom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pour l'économie et la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s descriptives pour l'économie et la ges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t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-Culture générale (distanciel 10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omptabilité de ges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ie monét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roéconomie fermé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pour l'économie et la ges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jet professionnel étudiant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atique pour l'économie et la gestion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 étudiant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Finance d'entrepris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roéconomie ouvert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pour l'économie et la ges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2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 et statistiques pour l'économie et la ges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ion professionnelle et techniques d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stème d'information et bases de donnée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ommerce internationa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e la pensée économ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théorie des jeux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rodynamique appliqué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 inférentiel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 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ils numériques, valorisation et insertion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conomie Gestion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nalyse des donné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issance économ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étr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publ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économie approfond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lais (distanciel 50%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ils numériques, valorisation et insertion professionnel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 anticipé ou 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TS" table:style-name="ta1"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aptation Technicien Supérieur (ATS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Préparation aux concours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ist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it administratif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s organisation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des affair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tils pour l’insertion professionnel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aptation Technicien Supérieur (ATS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Ressources humain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éparation aux concours 2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es d'enquêt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tils numériques, valorisation et insertion professionnel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du travai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et finance internation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agnostic financier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PES" table:style-name="ta1">
        <table:table-column table:style-name="co2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Humanité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tistiques descriptiv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ncipes généraux de l'économ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génierie de projet pour la phys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cation physique et sportiv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Introduction à la microéconom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manités 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duction à la macroéconom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éo-économie de l'océan indie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tabilité et choix d'investissemen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 anglais intensif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Economie monéta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roéconomie fermé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et psycholog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abilités et statistiques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ités 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rmatique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Macroéconomie ouvert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2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de l'environnement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hés financier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 et statistiques 2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ités 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rmatique 2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économ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erce international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à la théorie des jeux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rodynamique appliqué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que inférentiel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monétaire international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nomie de La Réun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ités 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orithme et programmat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asses Préparatoires aux Études Supérieures (CPES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nalyse des donné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issance économ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étr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publ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économie approfond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agnostic financ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ie des inégalité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ités argumentations écrites et or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roit" table:style-name="ta1">
        <table:table-column table:style-name="co25" table:default-cell-style-name="ce1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table:style-name="Default"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roit constitutionne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roit des personn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Histoire des institution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Culture générale juridique et polit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éthodologi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nglais MOOC (100%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table:style-name="Default" office:value-type="string" calcext:value-type="string">
            <text:p>Droit de la famill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roit constitutionnel - I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stitutions juridictionnelles &amp; administrative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Relations internation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Culture générale économ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nglais juridique (18 heures en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PPP (UEOO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Méthodologi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Droit des obligations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administratif généra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pénal général -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ances publiqu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ience polit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u droit privé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jurid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aration à la certification PIX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Droit des obligations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administratif général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pénal général -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édure civi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fiscal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titutions européenn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des idées politiques -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juridique (18 heures en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ontrats spéciaux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s et libertés fondament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des bien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OURS DROIT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ARCOURS DROIT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ropologie du droi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&amp; Média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juridique (18 heures en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aration à la certification PIX (UEOO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string" calcext:value-type="string">
            <text:p>Droit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ystème juridique de l'Union Européenn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des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édure pén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OURS DROIT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PARCOURS DROIT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de l'Etat et de l'administr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des Idées Politiques -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jurid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PGE" table:style-name="ta1"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Classes préparatoires aux grandes écoles (CPGE) L1 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constitutionne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des personn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– I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civil -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on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–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2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rofondissement méthodologique - I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Classes préparatoires aux grandes écoles (CPGE) L1 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Droit de la famill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constitutionnel - I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titutions juridictionnelles &amp; administrativ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nomie -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civil -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on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–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2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rofondissement méthodologique – I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Classes préparatoires aux grandes écoles (CPGE)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Droit des obligations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administratif généra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pénal général -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ances publiqu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ie - III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it civil - III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on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–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2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rofondissement méthodologique – II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Classes préparatoires aux grandes écoles (CPGE)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Droit des obligations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administratif général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Institutions européenn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conomie - IV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Droit civil - IV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tion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– II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2 au choix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rofondissement méthodologique – II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</table:table>
      <table:table table:name="Droit LAS" table:style-name="ta1"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constitutionne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des personn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 personnel et professionnel 1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e maladie thérapeutique handicap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thodologi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MOOC (100%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Droit de la famill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constitutionnel - I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titutions juridictionnelles &amp; administrativ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 personnel et professionnel - option santé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e maladie thérapeutique handicap 2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P (UEOO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Droit des obligations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administratif général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pénal général -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ances publiqu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ience polit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u droit privé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jurid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aration à la certification PIX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Droit des obligations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administratif général - I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pénal général -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édure civi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fiscal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titutions européenn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juridique (18 heures en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ontrats spéciaux - I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s et libertés fondament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 des bien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OURS DROIT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COURS DROIT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ropologie du droi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&amp; Média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juridique (18 heures en distanciel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aration à la certification PIX (UEOO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roit LA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ystème juridique de l'Union Européenn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it des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édure pén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OURS DROIT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OURS DROIT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de l'Etat et de l'administr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jurid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PPE" table:style-name="ta1"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1 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cipes généraux de l’économ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au droi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çais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ématiques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osophie morale et politique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-géographie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s et technologie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mpagnement individualisé 1 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e vivante 1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s plastiques et éducation musicale 1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O (EPS1)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1 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table:style-name="ce1" office:value-type="string" calcext:value-type="string">
            <text:p>Droit constitutionnel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Introduction à la macroéconom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ulture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çais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ie morale et politique 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-géographie 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s et technologie 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mpagnement individualisé 2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ue vivant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s plastiques et éducation musicale 2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O (EPS2)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table:style-name="ce1" office:value-type="string" calcext:value-type="string">
            <text:p>Droit des obligation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conomie monétair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ociologie politiqu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çais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hématiques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ie morale et politique 1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-géographie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s et technologie 1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ompagnement individualisé 1 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e vivante 1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s plastiques et éducation musicale 1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O (EPS1)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table:style-name="ce1" office:value-type="string" calcext:value-type="string">
            <text:p>Droit des affair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ociologie de l'éducation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Marchés financier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çai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sophie morale et politique 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-géographie 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s et technologie 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ompagnement individualisé 2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ue vivante 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s plastiques et éducation musicale 2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O (EPS2) 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table:style-name="ce1" office:value-type="string" calcext:value-type="string">
            <text:p>Droit administratif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roissance et développement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ociologie des organisation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Mathémat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Economie de La Réun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éparation aux concour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hilosophie morale et poli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ils numériques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ccompagnement individualisé 1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Langue vivant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arcours Préparatiore au Professorat des Ecoles (PPPE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table:style-name="ce1" office:value-type="string" calcext:value-type="string">
            <text:p>Droit du travai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Ressources naturelles et environnemen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Méthodes d'enquêt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ranç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éparation aux concours 2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Histoire-géograph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ciences et technolog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Outils numériques 2 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ccompagnement individualisé 2 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AP" table:style-name="ta1"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icence Administration Publique (LAP)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Droit constitut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it administratif 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te de synthè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éments de culture juridique général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thodologie des épreuves de concours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nces nationales et européenn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conom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itiques et sociaux contemporain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E (langue vivante étrangè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érences et découverte des métiers ou 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icence Administration Publique (LAP)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Droit de l'Union européen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it administratif 2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it de la fonction publique et gestion publ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te de synthè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ances loc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lture général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(langue vivante étrangère)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tien (oral) et P.P.P. 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érences et découverte des métiers ou 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ll" table:style-name="ta1">
        <table:table-column table:style-name="co2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 et compréhension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 et compréhension écrit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ion à la traduction (thème et version)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ités dans les pays germanophon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orama de la littérature des pays germanophones 1 : XVIIIème et XIXème sièc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étés contemporaines : Allemagn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pour les études d'allemand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numérique documenta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ion / compr.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orama de la littérature des pays germanophones 2 : XXème et XXI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ciétés Contemporaines : Autriche et Suis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isciplinaire : Lire une œuv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métiers appliquées à la disciplin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 compréhension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et histoire des idées au XVIIIème sièc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ude d'un 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pays germanophones de la Aufklärung au Romantis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disciplinaire:analyse des documents iconograph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l'enseignement précoce de l'allemand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numérique documenta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ion-compréhension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emand du touris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des pays de langue allemande de la fin du Saint-Empire Romain Germanique à 1914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pays germanophones au XIXème siècle de la fin du romantisme au Naturalism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isciplinaire : Analyse et production film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Grammaire et lingu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-compréhension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pays germanophones du tournant du siècle à 1945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des pays de langue allemande de 1914 à 1945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ude d'un 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disciplinaire : Allemand des affaires et interprétariat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rédiger des documents pour l'insertion professionnel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llemand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nalyse de séquences grammatic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emand du monde économique, politique et social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littéraire et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littéraire et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pays germanophones depuis 1945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vilisation des pays de langue allemande depuis 1945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épro : Didac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disciplinaire : Initiation à la recherch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r-All" table:style-name="ta1">
        <table:table-column table:style-name="co2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Franco-Allemand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ion compréhension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orama de la littérature des pays germanophones 2 : XXème et XXIème sièc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ciétés Contemporaines : Autriche et Suis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isciplinaire : Lire une œuv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dem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Franco-Allemand L1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-compréhension écrites et ora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journa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et histoire des idées au XVIIIème sièc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ude d'un 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Francophones : identités, cultures et société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isciplinaire:analyse des documents iconograph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l'enseignement précoce de l'allemand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ulture numériqu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Franco-Allemand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emand du touris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littér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des pays de langue allemande de la fin du Saint-Empire Romain Germanique à 1914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pays germanophones au XIXème siècle de la fin du romantisme au Naturalism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isciplinaire : Analyse et production film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Franco-Allemand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ttérature de langue allemande ou littérature de lange français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ndeskundliche Exkursionen: Bonn, Ruhrgebiet, Berli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ix selon le projet de l'étudiant 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Franco-Allemand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Thè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ora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e à Face - Tandem-Kurs mit fr. und dt. Studierende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ix selon le projet de l'étudiant 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ge + soutenanc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moire de bachelor + soutenance 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Ang" table:style-name="ta1"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Grammaire et langue écri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ème grammatical et vers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nétique et langue or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lture génér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lture géné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table:style-name="ce1" office:value-type="string" calcext:value-type="string">
            <text:p>Gramma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hème et vers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honétique et langue o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Littérature britannique américa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Civilisation britannique et américa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Prépro : Métiers appliqués à la discipl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orale et écrit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table:style-name="ce1" office:value-type="string" calcext:value-type="string">
            <text:p>Linguis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hème et vers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honétique et langue or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Littératur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ommunication orale et écrit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o : anglais professionnel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table:style-name="ce1" office:value-type="string" calcext:value-type="string">
            <text:p>Linguistique et Phonolog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hème et vers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Langue o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ivilisation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Prépro:Anglais professionnel 2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ommunication écrite et o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table:style-name="ce1" office:value-type="string" calcext:value-type="string">
            <text:p>Linguis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ivilisa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Littératu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héme et version littérair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Langue o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Etudes de gen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Anglai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table:style-name="ce1" office:value-type="string" calcext:value-type="string">
            <text:p>Linguis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hème et Version journalis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Langue o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Civlisation britannique et américa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Littérature britanique et américa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Initiation à la recherch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ng-Chi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Grammaire anglais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 fondamentale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 fondamentale du chinois et pratique o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DUCT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actères chino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lisation orientée LEA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Chino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itiation au Droit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expression orale et écrite ciblée LEA/monde du travail anglai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chinois de communication en laborato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rammaire anglais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Chino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nétique fondamentale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 fondamentale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étique fondamentale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ion à l'économi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actères chinois 2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vilisation orientée LEA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expression orale et écrite ciblée LEA/monde du travail anglai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chinois de communication en laboratoir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Linguistique angl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maire chinois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et version anglais journalistique, techn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ue vivante: chinoi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vilisation orientée LEA chinoi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string" calcext:value-type="string">
            <text:p>Prépro: chinois de communication en laborato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1" office:value-type="string" calcext:value-type="string">
            <text:p>Prépro : expression orale et écrite ciblée LEA/monde du travail anglai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inguistique angl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maire chinois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ème et version anglais journalistique, techn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ue vivante: chinoi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vilisation orientée LEA chinoi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nom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Prépro: chinois de communication en laboratoir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ois de communication en laboratoire 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table:style-name="ce1" office:value-type="string" calcext:value-type="string">
            <text:p>Thème et version en angla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E Chino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ivilisation orientée LE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1" office:value-type="string" calcext:value-type="string">
            <text:p>Prépro : préparation professionnelle en expression orale et écrite ciblée monde du travail en chino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épro :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roi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A Anglais-Mandarin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table:style-name="ce1" office:value-type="string" calcext:value-type="string">
            <text:p>Thème et version en angla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E Chino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ivilisation orientée LEA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conom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Initiation à la recherch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string" calcext:value-type="string">
            <text:p>Prépro : préparation professionnelle en expression orale et écrite ciblée monde du travail en chinoi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épro 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réole" table:style-name="ta1">
        <table:table-column table:style-name="co3" table:default-cell-style-name="Default"/>
        <table:table-column table:style-name="co35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Créol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Mascareignes au XVIIIème siècle mutulalisé avec département d'Histo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guistique et grammaire cré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ue, langage et situations d'illettris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étences méthodologiques : données terrai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de la langue écrite en cré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hnographie, recherches de terrai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écrite et oral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nologie des espaces créoles du sud-oues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éole et espaces public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visites et analyses d'espaces professionnels créolophones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Créol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inguistique et pragmatique mutualisé avec Lettr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ératures créo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itiation à la recherche en cré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duction:version et thèm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roches du créole comme langue professionnell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évenir et lutter contre l'illettrisme mutualisé avec DU Illettrism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créolisation culturelle dans le sud-ouest de l'OI mutualisé avec S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ion orale Créol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sp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Grammaire espagno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UE 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Civilisation Espagn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Civilisation Hispano-América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Littérature Hispano-América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Littérature Espagn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rammaire espagno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UE 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Expression oral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Civilisation Espagn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Civilisation Hispano-América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Littérature Hispano-América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Littérature Espagno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o : métiers appliqués à la disciplin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ECUE 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Expression ora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érature espagnole du XVIIIe sièc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érature Hispano-américaine : Le romantism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itiation à la lingu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moderne de l'Espag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épro : métiers des langues et des lettr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inguistique hispan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UE 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Expression ora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érature espagnole du XIXe sièc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et civilisation espagno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 et civilisation hispano-américaines XVIII-XIX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P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 : FL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ECUE Thèm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Vers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espagnole. Du moyen-Age au siècle d'or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hispano-américaine de l'épo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et civilisation espagno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et civilisation Hispano-américaines. Du XVIe au XVI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Cinéma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E Peintur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uistique hispan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 orale et laboratoire des langues 1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LCER Espagnol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inguistique hispan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E Traduction littér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 UE Expression orale/ -Laboratoir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érature espagnole des XXe et XXIe sièc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hispano-américaine des XXe et XXIe sièc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du temps présent de l'Espag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et civilisation hispano-américaines des XXe et XXIe sièc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inture et cinéma des mondes hispan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 : Métiers des langues et des lettr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épro : 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éo" table:style-name="ta1">
        <table:table-column table:style-name="co39" table:default-cell-style-name="Default"/>
        <table:table-column table:style-name="co40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1</text:p>
          </table:table-cell>
          <table:table-cell office:value-type="string" calcext:value-type="string">
            <text:p>SEMESTRE 1</text:p>
          </table:table-cell>
        </table:table-row>
        <table:table-row table:style-name="ro2">
          <table:table-cell table:style-name="ce1" office:value-type="string" calcext:value-type="string">
            <text:p>Espaces, territoires, et paysag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Système terre et changement globaux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avoirs, données, imag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Lire le monde : l'actualité décryptée par la géograph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1</text:p>
          </table:table-cell>
          <table:table-cell office:value-type="string" calcext:value-type="string">
            <text:p>SEMESTRE 2</text:p>
          </table:table-cell>
        </table:table-row>
        <table:table-row table:style-name="ro2">
          <table:table-cell table:style-name="ce1" office:value-type="string" calcext:value-type="string">
            <text:p>Biogéographie et climats de la terr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Commentaire de carte et croquis et synthèse méthodologie disciplina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Mondialisation et défi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éographie sociale et culturel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2</text:p>
          </table:table-cell>
          <table:table-cell office:value-type="string" calcext:value-type="string">
            <text:p>SEMESTRE 3</text:p>
          </table:table-cell>
        </table:table-row>
        <table:table-row table:style-name="ro2">
          <table:table-cell table:style-name="ce1" office:value-type="string" calcext:value-type="string">
            <text:p>Changements climatiques, adaptations et résilienc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Nouvelle géographie de l'Europe, enjeux et déf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Dynamiques des espaces urbains, periurbains et ruraux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Cartographie et statistique : méthodologie disciplinai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Géopolitique, acteurs et conflit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2</text:p>
          </table:table-cell>
          <table:table-cell office:value-type="string" calcext:value-type="string">
            <text:p>SEMESTRE 4</text:p>
          </table:table-cell>
        </table:table-row>
        <table:table-row table:style-name="ro2">
          <table:table-cell table:style-name="ce1" office:value-type="string" calcext:value-type="string">
            <text:p>L'espace français et ses dynamiqu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Ressources naturelles, enjeux, aménagement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ouvernance territoria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nalyse statistique bivarié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Migrations, diasporas et mobilité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 : projet vol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Flux, Hubs et rése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Dynamiques littorales et littoralis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ynamiques territoriales des espaces</text:p>
            <text:p>Insulair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iagnostics territoriaux et projets de</text:p>
            <text:p>Territo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ménagement : contextes institutionnels et</text:p>
            <text:p>Enje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tiques et usages du We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éographie L3</text:p>
          </table:table-cell>
          <table:table-cell office:value-type="string" calcext:value-type="string">
            <text:p>SEMESTRE 6</text:p>
          </table:table-cell>
        </table:table-row>
        <table:table-row table:style-name="ro3">
          <table:table-cell table:style-name="ce1" office:value-type="string" calcext:value-type="string">
            <text:p>Politiques d'aménagement territorial et de développement local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Mondes inégaux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Enjeux territoriaux dans l'Océan Indie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Montage et gestion de projet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Dynamiques territoriales et valorisation touristiqu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Communication et controverses dans l'espace public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His" table:style-name="ta1">
        <table:table-column table:style-name="co41" table:default-cell-style-name="Default"/>
        <table:table-column table:style-name="co3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Europe de 1789 à 1914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'Afrique contemporaine (XIXe-Xxe s.)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France 1789 à 1814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monde au XVIème sièc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épro méthodologie de la disciplin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Histoire ancienne : Orient Egypte, Grèce, Rome du Vème millénaire au 1er millénaire av J.C.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ie ancien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ut moyen âge IVème siècle - Xèm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érique ancienne (jusqu'au XVIème siècle)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orale et écrit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de travail en histo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Grèce et Rome : la Méditerranée antiqu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rique ancienne (jusqu'au XVIème siècle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été médiévale Xe siècle - Xve sièc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ie moder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épro : initiation à l'archéolog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'Europe au XVIIe sièc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iété de l'indianocéanie fin XVe-XVIIe 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ope et le monde : d'une guerre à l'autre (1914-1945)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érique contemporain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forcement de la langue orale et écrit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thodologie de la disciplin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La France et le monde dans la seconde moitié du XXe sièc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France et le monde au XVIIIe sièc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Mascareignes au XVIIIe siècle mutualisé avec les L3 créol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ire de La Réunion de 1914 aux années 60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ologie : politiques, textes et imag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orale et écrit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istoir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'orient Romain de la fin de la république à l'Emp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villes en Grèce et à Rom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es, économie et échanges, Xe - XV e sièc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ltures, images et représentations du mond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rien dans la société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orale et écrit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thodologie : histoire et mémoi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nfo-com" table:style-name="ta1">
        <table:table-column table:style-name="co4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Histoire des médias de mas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tique des discours médiat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ustries culturell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tiques culturell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positifs et usag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roches crit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re le monde l'actualité décryptée par la géograph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Publicité et mar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des organisation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interculturel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interpersonnelle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1 : Présentation des métiers de l'info- com à l'ère du numériqu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éographie</text:p>
            <text:p>sociale et cultur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eliers d’Écri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Histoire des SIC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udes de récept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t écritur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ources en lign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diation et coopération culturelle dans l'Océan Indie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dias dans l'Océan Indie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2 : Culture de l'information numériqu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Journalisme/sociologie des média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et cultu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udes de genre et SIC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, environnement et sant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se de productions médiatiqu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se des souces d'informat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3 : Pratiques et analyse des techniques professionnell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4 : RAV légè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ommunication des organisation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diation culturel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éories de la réceptio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et analyse de discour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5 : Concevoir un journal / Stratégie de communica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 6 : Analyse et pratique du texte et de l'imag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éole et espace public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on et communication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pproche critique de la société de l'inform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s médias et de la communic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temps des média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diation des savoir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 7 : Initiation pratiques professionnel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 8 : RAV -PAO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ettres" table:style-name="ta1">
        <table:table-column table:style-name="co4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Dissertation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ntair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ttérature française et histoire culturel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moyen-âg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ire de la littératu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mmaire français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Roman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és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éâtr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érature Francophon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érature Comparées : Littératures mythes et société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ion à la lecture image fixe et mobi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ion à la linguis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iers de la culture et de la communicatio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Littérature du XVII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éories littérair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des idé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française des XVIe et XVII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. Francophones : identités, cultures et société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ctures comparatistes : l'altérité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y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uistique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ittérature française du XIXe à nos jour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étiques des genr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ue et littérature du Moyen-âg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éories comparatist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étiques comparé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 : cinéma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guistique et sociolingu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iers des lettres et des art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Littérature et imaginair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et sociét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ue et littérature du Moyen-âg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. Francophon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disciplinarité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s comparées 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ylis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ude linguistique de texte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ttre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ittérature française : questions d'interprét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érature et esthétiqu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s comparées II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culturalité : littérature et contacts de cultur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érature et art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uistique et pragmatiqu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itiation à la recherch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cien so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Philosophie et sciences soci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itiation à la sociologie et à l'Anthropolog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iologie des civilisations précoloniales : Comores Madagascar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voirs, données et imag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Initiation à la psycholog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rces et données en Sciences soci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ropologie de la civilisation indienn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dialisation et défi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Migration et mobilité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hropologie de l'Indianocéan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nité et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Pro les métiers des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politique, acteurs et conflit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Identité culture et patrimo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iologie et anthropologie de la parenté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terrains de recherche en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grations, diasporas et mobilité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et anthropologie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forcement de la langue écrite et oral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ulture et lien socia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hnologie des espaces créoles du sud-ouest de l'O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iologie et anthropologie du religieux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ologie et épistémologie en Sciences soci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écrite et oral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Genre et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 l'éduc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ntalité et co éduc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ychologie de l'apprentissag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La créolisation culturelle dans le sud-ouest de l'OI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Philosophie et sciences sociales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itiation à la sociologie et à l'Anthropolog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iologie des civilisations précoloniales : Comores Madagascar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ersonnel et professionnel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, maladie, thérapeutique, handicap-1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port documentai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Initiation à la psychologi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rces et données en Sciences soci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ropologie de la civilisation indien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, maladie, thérapeutique, handicap-2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3 LAS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ulture et lien social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hnologie des espaces créoles du sud-ouest de l'OI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iologie et anthropologie du religieux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thodologie et épistémologie en Sciences sociales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forcement de la langue écrite et orale française 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onnaissance de soi : du psychisme à la cultur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3 LAS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Genre et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de l'éduc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ntalité et co éducation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ychologie de l'apprentissage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La créolisation culturelle dans le sud-ouest de l'OI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Migration et mobilité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hropologie de l'Indianocéan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nité et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Pro les métiers des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eure au choi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ciologie de la santé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Identité culture et patrimoine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iologie et anthropologie de la parenté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terrains de recherche en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et anthropologie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éographie de la santé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Migration et mobilité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hropologie de l'Indianocéani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nité et socié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Pro les métiers des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ojet Personnel et pro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anté maladie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forcement de la langue écrite et orale 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Sociales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Identité culture et patrimoin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et anthropologie de la parenté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terrains de recherche en sciences sociale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ie et anthropologie général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rojet personnel et professionnel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Santé, maladie, thérapeutique, handicap-2 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Anglais 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E au choix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O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08:32:38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08:49:59.107000000</meta:creation-date>
    <dc:date>2025-11-01T21:44:14.676000000</dc:date>
    <meta:editing-duration>PT23H18M14S</meta:editing-duration>
    <meta:editing-cycles>24</meta:editing-cycles>
    <meta:generator>LibreOffice/7.2.5.2$Windows_X86_64 LibreOffice_project/499f9727c189e6ef3471021d6132d4c694f357e5</meta:generator>
    <meta:document-statistic meta:table-count="30" meta:cell-count="6207" meta:object-count="0"/>
  </office:meta>
</office:document-meta>
</file>